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8" style:family="table">
      <style:table-properties style:width="12.508cm" fo:margin-left="0cm" table:align="left" style:writing-mode="lr-tb"/>
    </style:style>
    <style:style style:name="Таблица8.A" style:family="table-column">
      <style:table-column-properties style:column-width="1.737cm"/>
    </style:style>
    <style:style style:name="Таблица8.B" style:family="table-column">
      <style:table-column-properties style:column-width="1.75cm"/>
    </style:style>
    <style:style style:name="Таблица8.C" style:family="table-column">
      <style:table-column-properties style:column-width="0.681cm"/>
    </style:style>
    <style:style style:name="Таблица8.D" style:family="table-column">
      <style:table-column-properties style:column-width="0.069cm"/>
    </style:style>
    <style:style style:name="Таблица8.E" style:family="table-column">
      <style:table-column-properties style:column-width="2.642cm"/>
    </style:style>
    <style:style style:name="Таблица8.F" style:family="table-column">
      <style:table-column-properties style:column-width="0.318cm"/>
    </style:style>
    <style:style style:name="Таблица8.G" style:family="table-column">
      <style:table-column-properties style:column-width="0.501cm"/>
    </style:style>
    <style:style style:name="Таблица8.H" style:family="table-column">
      <style:table-column-properties style:column-width="0.504cm"/>
    </style:style>
    <style:style style:name="Таблица8.I" style:family="table-column">
      <style:table-column-properties style:column-width="0.344cm"/>
    </style:style>
    <style:style style:name="Таблица8.J" style:family="table-column">
      <style:table-column-properties style:column-width="0.455cm"/>
    </style:style>
    <style:style style:name="Таблица8.K" style:family="table-column">
      <style:table-column-properties style:column-width="1.503cm"/>
    </style:style>
    <style:style style:name="Таблица8.L" style:family="table-column">
      <style:table-column-properties style:column-width="0.238cm"/>
    </style:style>
    <style:style style:name="Таблица8.M" style:family="table-column">
      <style:table-column-properties style:column-width="1.259cm"/>
    </style:style>
    <style:style style:name="Таблица8.N" style:family="table-column">
      <style:table-column-properties style:column-width="0.506cm"/>
    </style:style>
    <style:style style:name="Таблица8.1" style:family="table-row">
      <style:table-row-properties style:min-row-height="0.482cm" fo:keep-together="always"/>
    </style:style>
    <style:style style:name="Таблица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.2" style:family="table-row">
      <style:table-row-properties fo:keep-together="auto"/>
    </style:style>
    <style:style style:name="Таблица8.3" style:family="table-row">
      <style:table-row-properties fo:keep-together="auto"/>
    </style:style>
    <style:style style:name="Таблица8.4" style:family="table-row">
      <style:table-row-properties fo:keep-together="always"/>
    </style:style>
    <style:style style:name="Таблица8.A4" style:family="table-cell">
      <style:table-cell-properties fo:padding="0cm" fo:border="none"/>
    </style:style>
    <style:style style:name="Таблица8.F4" style:family="table-cell">
      <style:table-cell-properties style:vertical-align="top" fo:padding="0cm" fo:border="none" style:writing-mode="lr-tb"/>
    </style:style>
    <style:style style:name="Таблица8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8.5" style:family="table-row">
      <style:table-row-properties fo:keep-together="auto"/>
    </style:style>
    <style:style style:name="Таблица8.A5" style:family="table-cell">
      <style:table-cell-properties style:vertical-align="bottom" fo:padding="0cm" fo:border="none" style:writing-mode="lr-tb"/>
    </style:style>
    <style:style style:name="Таблица8.6" style:family="table-row">
      <style:table-row-properties fo:keep-together="auto"/>
    </style:style>
    <style:style style:name="Таблица8.7" style:family="table-row">
      <style:table-row-properties fo:keep-together="auto"/>
    </style:style>
    <style:style style:name="Таблица8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8.8" style:family="table-row">
      <style:table-row-properties fo:keep-together="always"/>
    </style:style>
    <style:style style:name="Таблица8.9" style:family="table-row">
      <style:table-row-properties fo:keep-together="always"/>
    </style:style>
    <style:style style:name="Таблица8.10" style:family="table-row">
      <style:table-row-properties fo:keep-together="always"/>
    </style:style>
    <style:style style:name="Таблица8.11" style:family="table-row">
      <style:table-row-properties fo:keep-together="always"/>
    </style:style>
    <style:style style:name="Таблица8.12" style:family="table-row">
      <style:table-row-properties fo:keep-together="auto"/>
    </style:style>
    <style:style style:name="Таблица8.13" style:family="table-row">
      <style:table-row-properties fo:keep-together="always"/>
    </style:style>
    <style:style style:name="Таблица8.14" style:family="table-row">
      <style:table-row-properties fo:keep-together="auto"/>
    </style:style>
    <style:style style:name="Таблица8.15" style:family="table-row">
      <style:table-row-properties fo:keep-together="always"/>
    </style:style>
    <style:style style:name="Таблица8.16" style:family="table-row">
      <style:table-row-properties fo:keep-together="always"/>
    </style:style>
    <style:style style:name="Таблица8.17" style:family="table-row">
      <style:table-row-properties fo:keep-together="auto"/>
    </style:style>
    <style:style style:name="Таблица8.18" style:family="table-row">
      <style:table-row-properties fo:keep-together="auto"/>
    </style:style>
    <style:style style:name="Таблица8.19" style:family="table-row">
      <style:table-row-properties style:min-row-height="0.349cm" fo:keep-together="always"/>
    </style:style>
    <style:style style:name="Таблица8.20" style:family="table-row">
      <style:table-row-properties fo:keep-together="always"/>
    </style:style>
    <style:style style:name="Таблица8.21" style:family="table-row">
      <style:table-row-properties fo:keep-together="auto"/>
    </style:style>
    <style:style style:name="Таблица8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8.22" style:family="table-row">
      <style:table-row-properties fo:keep-together="auto"/>
    </style:style>
    <style:style style:name="Таблица8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8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8.23" style:family="table-row">
      <style:table-row-properties fo:keep-together="auto"/>
    </style:style>
    <style:style style:name="Таблица8.24" style:family="table-row">
      <style:table-row-properties fo:keep-together="always"/>
    </style:style>
    <style:style style:name="Таблица8.25" style:family="table-row">
      <style:table-row-properties fo:keep-together="always"/>
    </style:style>
    <style:style style:name="Таблица8.26" style:family="table-row">
      <style:table-row-properties fo:keep-together="always"/>
    </style:style>
    <style:style style:name="Таблица8.27" style:family="table-row">
      <style:table-row-properties fo:keep-together="auto"/>
    </style:style>
    <style:style style:name="Таблица8.A27" style:family="table-cell">
      <style:table-cell-properties style:vertical-align="bottom" fo:padding="0.097cm" fo:border="none" style:writing-mode="lr-tb"/>
    </style:style>
    <style:style style:name="Таблица8.28" style:family="table-row">
      <style:table-row-properties fo:keep-together="always"/>
    </style:style>
    <style:style style:name="Таблица8.29" style:family="table-row">
      <style:table-row-properties fo:keep-together="always"/>
    </style:style>
    <style:style style:name="Таблица8.30" style:family="table-row">
      <style:table-row-properties fo:keep-together="always"/>
    </style:style>
    <style:style style:name="Таблица8.31" style:family="table-row">
      <style:table-row-properties fo:keep-together="always"/>
    </style:style>
    <style:style style:name="Таблица9" style:family="table">
      <style:table-properties style:width="12.488cm" fo:margin-left="0.014cm" table:align="left" style:writing-mode="lr-tb"/>
    </style:style>
    <style:style style:name="Таблица9.A" style:family="table-column">
      <style:table-column-properties style:column-width="5.738cm"/>
    </style:style>
    <style:style style:name="Таблица9.B" style:family="table-column">
      <style:table-column-properties style:column-width="0.499cm"/>
    </style:style>
    <style:style style:name="Таблица9.C" style:family="table-column">
      <style:table-column-properties style:column-width="2.251cm"/>
    </style:style>
    <style:style style:name="Таблица9.E" style:family="table-column">
      <style:table-column-properties style:column-width="3.501cm"/>
    </style:style>
    <style:style style:name="Таблица9.1" style:family="table-row">
      <style:table-row-properties style:min-row-height="0.347cm" fo:keep-together="always"/>
    </style:style>
    <style:style style:name="Таблица9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9.B1" style:family="table-cell">
      <style:table-cell-properties style:vertical-align="top" fo:padding="0cm" fo:border="none" style:writing-mode="lr-tb"/>
    </style:style>
    <style:style style:name="Таблица9.2" style:family="table-row">
      <style:table-row-properties fo:keep-together="always"/>
    </style:style>
    <style:style style:name="Таблица9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9.3" style:family="table-row">
      <style:table-row-properties style:min-row-height="0.108cm" fo:keep-together="always"/>
    </style:style>
    <style:style style:name="Таблица9.4" style:family="table-row">
      <style:table-row-properties fo:keep-together="always"/>
    </style:style>
    <style:style style:name="Таблица9.5" style:family="table-row">
      <style:table-row-properties fo:keep-together="always"/>
    </style:style>
    <style:style style:name="Таблица10" style:family="table">
      <style:table-properties style:width="5.292cm" fo:margin-left="0.014cm" table:align="left" style:writing-mode="lr-tb"/>
    </style:style>
    <style:style style:name="Таблица10.A" style:family="table-column">
      <style:table-column-properties style:column-width="0.236cm"/>
    </style:style>
    <style:style style:name="Таблица10.B" style:family="table-column">
      <style:table-column-properties style:column-width="1.011cm"/>
    </style:style>
    <style:style style:name="Таблица10.C" style:family="table-column">
      <style:table-column-properties style:column-width="0.245cm"/>
    </style:style>
    <style:style style:name="Таблица10.D" style:family="table-column">
      <style:table-column-properties style:column-width="1.744cm"/>
    </style:style>
    <style:style style:name="Таблица10.E" style:family="table-column">
      <style:table-column-properties style:column-width="0.499cm"/>
    </style:style>
    <style:style style:name="Таблица10.F" style:family="table-column">
      <style:table-column-properties style:column-width="1.083cm"/>
    </style:style>
    <style:style style:name="Таблица10.G" style:family="table-column">
      <style:table-column-properties style:column-width="0.473cm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style:vertical-align="top" fo:padding="0cm" fo:border="none" style:writing-mode="lr-tb"/>
    </style:style>
    <style:style style:name="Таблица10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1.057cm"/>
    </style:style>
    <style:style style:name="Таблица2.C" style:family="table-column">
      <style:table-column-properties style:column-width="0.325cm"/>
    </style:style>
    <style:style style:name="Таблица2.D" style:family="table-column">
      <style:table-column-properties style:column-width="1.901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2.846cm" fo:margin-left="1.005cm" fo:margin-right="-0.041cm" table:align="margins" style:writing-mode="lr-tb"/>
    </style:style>
    <style:style style:name="Таблица6.A" style:family="table-column">
      <style:table-column-properties style:column-width="2.02cm" style:rel-column-width="10305*"/>
    </style:style>
    <style:style style:name="Таблица6.B" style:family="table-column">
      <style:table-column-properties style:column-width="1.854cm" style:rel-column-width="9458*"/>
    </style:style>
    <style:style style:name="Таблица6.C" style:family="table-column">
      <style:table-column-properties style:column-width="1.801cm" style:rel-column-width="9188*"/>
    </style:style>
    <style:style style:name="Таблица6.G" style:family="table-column">
      <style:table-column-properties style:column-width="1.767cm" style:rel-column-width="9020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G1" style:family="table-cell">
      <style:table-cell-properties style:vertical-align="middle" fo:padding="0.097cm" fo:border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none" fo:border-top="none" fo:border-bottom="0.5pt solid #000000"/>
    </style:style>
    <style:style style:name="Таблица6.F3" style:family="table-cell">
      <style:table-cell-properties fo:padding="0.097cm" fo:border-left="0.5pt solid #000000" fo:border-right="none" fo:border-top="none" fo:border-bottom="0.5pt solid #000000"/>
    </style:style>
    <style:style style:name="Таблица6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none" fo:border-top="none" fo:border-bottom="0.5pt solid #000000"/>
    </style:style>
    <style:style style:name="Таблица6.F4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none" fo:border-top="none" fo:border-bottom="0.5pt solid #000000"/>
    </style:style>
    <style:style style:name="Таблица6.F5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none" fo:border-top="none" fo:border-bottom="0.5pt solid #000000"/>
    </style:style>
    <style:style style:name="Таблица6.F6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none" fo:border-top="none" fo:border-bottom="0.5pt solid #000000"/>
    </style:style>
    <style:style style:name="Таблица6.F7" style:family="table-cell">
      <style:table-cell-properties fo:padding="0.097cm" fo:border-left="0.5pt solid #000000" fo:border-right="none" fo:border-top="none" fo:border-bottom="0.5pt solid #000000"/>
    </style:style>
    <style:style style:name="Таблица6.C8" style:family="table-cell">
      <style:table-cell-properties fo:padding="0.097cm" fo:border-left="0.5pt solid #000000" fo:border-right="none" fo:border-top="none" fo:border-bottom="0.5pt solid #000000"/>
    </style:style>
    <style:style style:name="Таблица6.E8" style:family="table-cell">
      <style:table-cell-properties fo:padding="0.097cm" fo:border-left="0.5pt solid #000000" fo:border-right="none" fo:border-top="none" fo:border-bottom="0.5pt solid #000000"/>
    </style:style>
    <style:style style:name="Таблица6.F8" style:family="table-cell">
      <style:table-cell-properties fo:padding="0.097cm" fo:border-left="0.5pt solid #000000" fo:border-right="none" fo:border-top="none" fo:border-bottom="0.5pt solid #000000"/>
    </style:style>
    <style:style style:name="Таблица7" style:family="table">
      <style:table-properties style:width="8.341cm" fo:margin-left="1.085cm" fo:margin-right="4.385cm" table:align="margins" style:writing-mode="lr-tb"/>
    </style:style>
    <style:style style:name="Таблица7.A" style:family="table-column">
      <style:table-column-properties style:column-width="5.073cm" style:rel-column-width="39854*"/>
    </style:style>
    <style:style style:name="Таблица7.B" style:family="table-column">
      <style:table-column-properties style:column-width="3.268cm" style:rel-column-width="25681*"/>
    </style:style>
    <style:style style:name="Таблица7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9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d5099" style:font-size-asian="10pt" style:font-weight-asian="bold"/>
    </style:style>
    <style:style style:name="P12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3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 style:snap-to-layout-grid="false"/>
      <style:text-properties fo:font-size="8pt" fo:font-weight="bold" officeooo:rsid="0027e684" officeooo:paragraph-rsid="0027e684" style:font-size-asian="8pt" style:font-weight-asian="bold" style:font-size-complex="8pt"/>
    </style:style>
    <style:style style:name="P16" style:family="paragraph" style:parent-style-name="Standard">
      <style:text-properties fo:font-size="8pt" style:font-size-asian="8pt" style:font-size-complex="8pt"/>
    </style:style>
    <style:style style:name="P17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22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3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4" style:family="paragraph" style:parent-style-name="Standard">
      <style:text-properties fo:font-size="5pt" style:font-size-asian="5pt" style:font-size-complex="5pt"/>
    </style:style>
    <style:style style:name="P25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7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30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1" style:family="paragraph" style:parent-style-name="Standard">
      <style:text-properties fo:font-size="4pt" fo:font-weight="bold" style:font-size-asian="4pt" style:font-weight-asian="bold"/>
    </style:style>
    <style:style style:name="P32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3" style:family="paragraph" style:parent-style-name="Standard">
      <style:paragraph-properties fo:text-align="center" style:justify-single-word="false"/>
      <style:text-properties fo:color="#000000" officeooo:paragraph-rsid="002502b2"/>
    </style:style>
    <style:style style:name="P34" style:family="paragraph" style:parent-style-name="Standard">
      <style:text-properties fo:color="#000000" fo:font-style="normal" officeooo:paragraph-rsid="002502b2" style:font-style-asian="normal" style:font-style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36" style:family="paragraph" style:parent-style-name="Standard">
      <style:text-properties fo:color="#000000" officeooo:paragraph-rsid="002502b2"/>
    </style:style>
    <style:style style:name="P37" style:family="paragraph" style:parent-style-name="Standard">
      <style:paragraph-properties fo:text-align="center" style:justify-single-word="false"/>
      <style:text-properties fo:color="#000000" officeooo:paragraph-rsid="0026ec87" fo:background-color="transparent"/>
    </style:style>
    <style:style style:name="P38" style:family="paragraph" style:parent-style-name="Standard">
      <style:text-properties fo:color="#000000" fo:language="zxx" fo:country="none" officeooo:rsid="001efdcd" officeooo:paragraph-rsid="001efdcd" fo:background-color="#ffff00" style:language-asian="zxx" style:country-asian="none"/>
    </style:style>
    <style:style style:name="P39" style:family="paragraph" style:parent-style-name="Standard">
      <style:text-properties fo:color="#000000" style:font-name="Times New Roman" fo:language="zxx" fo:country="none" officeooo:rsid="00292610" officeooo:paragraph-rsid="0029375a" fo:background-color="#ffff00" style:font-name-asian="Times New Roman" style:language-asian="zxx" style:country-asian="none" style:font-name-complex="Times New Roman"/>
    </style:style>
    <style:style style:name="P40" style:family="paragraph" style:parent-style-name="Standard">
      <style:text-properties fo:color="#000000" style:font-name="Times New Roman" fo:language="zxx" fo:country="none" officeooo:rsid="00292610" officeooo:paragraph-rsid="0029375a" style:font-name-asian="Times New Roman" style:language-asian="zxx" style:country-asian="none" style:font-name-complex="Times New Roman"/>
    </style:style>
    <style:style style:name="P41" style:family="paragraph" style:parent-style-name="Standard">
      <style:paragraph-properties fo:text-align="center" style:justify-single-word="false"/>
      <style:text-properties fo:color="#000000" fo:font-size="14pt" officeooo:paragraph-rsid="002502b2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officeooo:rsid="00233abc" officeooo:paragraph-rsid="00233abc"/>
    </style:style>
    <style:style style:name="P43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44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45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46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7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8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4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50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51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52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3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54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55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56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5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502b2" style:font-size-asian="10pt" style:font-weight-asian="bold"/>
    </style:style>
    <style:style style:name="P59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6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61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6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6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6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bde4f" officeooo:paragraph-rsid="002bde4f" style:font-size-asian="10pt" style:font-weight-asian="bold"/>
    </style:style>
    <style:style style:name="P65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6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style:font-name="Times New Roman" fo:font-size="10pt" fo:font-weight="bold" officeooo:rsid="0026ec87" officeooo:paragraph-rsid="0026ec87" style:font-name-asian="Times New Roman" style:font-size-asian="10pt" style:font-weight-asian="bold" style:font-name-complex="Times New Roman"/>
    </style:style>
    <style:style style:name="P67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68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69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70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71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7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73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74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75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76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77" style:family="paragraph" style:parent-style-name="Table_20_Contents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78" style:family="paragraph" style:parent-style-name="Table_20_Contents">
      <style:text-properties fo:color="#000000" officeooo:paragraph-rsid="002502b2"/>
    </style:style>
    <style:style style:name="P79" style:family="paragraph" style:parent-style-name="Text_20_body">
      <style:text-properties fo:font-size="10pt" fo:font-weight="bold" style:font-size-asian="10pt" style:font-weight-asian="bold"/>
    </style:style>
    <style:style style:name="P80" style:family="paragraph" style:parent-style-name="Standard" style:master-page-name="Standard">
      <style:paragraph-properties style:page-number="auto"/>
      <style:text-properties fo:color="#000000" fo:language="zxx" fo:country="none" officeooo:rsid="001efdcd" officeooo:paragraph-rsid="0029375a" style:language-asian="zxx" style:country-asian="none"/>
    </style:style>
    <style:style style:name="P81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1fa579" style:font-size-asian="10pt" style:font-weight-asian="bold"/>
    </style:style>
    <style:style style:name="P8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30d65a" officeooo:paragraph-rsid="0030d65a" style:font-size-asian="10pt" style:font-weight-asian="bold"/>
    </style:style>
    <style:style style:name="P83" style:family="paragraph" style:parent-style-name="Heading_20_3">
      <style:text-properties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1" officeooo:rsid="001fa579" style:font-name-asian="Times New Roman" style:font-name-complex="Times New Roman"/>
    </style:style>
    <style:style style:name="T8" style:family="text">
      <style:text-properties style:font-name="Times New Roman1" officeooo:rsid="00217a21" style:font-name-asian="Times New Roman" style:font-name-complex="Times New Roman"/>
    </style:style>
    <style:style style:name="T9" style:family="text">
      <style:text-properties style:font-name="Times New Roman1" officeooo:rsid="002502b2" style:font-name-asian="Times New Roman" style:font-name-complex="Times New Roman"/>
    </style:style>
    <style:style style:name="T10" style:family="text">
      <style:text-properties style:font-name="Times New Roman1" officeooo:rsid="00292610" style:font-name-asian="Times New Roman" style:font-name-complex="Times New Roman"/>
    </style:style>
    <style:style style:name="T11" style:family="text">
      <style:text-properties style:font-name="Times New Roman1" officeooo:rsid="0030d65a" style:font-name-asian="Times New Roman" style:font-name-complex="Times New Roman"/>
    </style:style>
    <style:style style:name="T12" style:family="text">
      <style:text-properties style:font-name="Times New Roman1" officeooo:rsid="0031da59" style:font-name-asian="Times New Roman" style:font-name-complex="Times New Roman"/>
    </style:style>
    <style:style style:name="T13" style:family="text">
      <style:text-properties style:font-name="Times New Roman" style:font-name-asian="Times New Roman" style:font-name-complex="Times New Roman"/>
    </style:style>
    <style:style style:name="T14" style:family="text">
      <style:text-properties style:font-name="Times New Roman" officeooo:rsid="001fa579" style:font-name-asian="Times New Roman" style:font-name-complex="Times New Roman"/>
    </style:style>
    <style:style style:name="T15" style:family="text">
      <style:text-properties style:font-name="Times New Roman" officeooo:rsid="00217a21" style:font-name-asian="Times New Roman" style:font-name-complex="Times New Roman"/>
    </style:style>
    <style:style style:name="T16" style:family="text">
      <style:text-properties style:font-name="Times New Roman" officeooo:rsid="002502b2" style:font-name-asian="Times New Roman" style:font-name-complex="Times New Roman"/>
    </style:style>
    <style:style style:name="T17" style:family="text">
      <style:text-properties style:font-name="Times New Roman" officeooo:rsid="00292610" style:font-name-asian="Times New Roman" style:font-name-complex="Times New Roman"/>
    </style:style>
    <style:style style:name="T18" style:family="text">
      <style:text-properties style:font-name="Times New Roman" officeooo:rsid="0030d65a" style:font-name-asian="Times New Roman" style:font-name-complex="Times New Roman"/>
    </style:style>
    <style:style style:name="T19" style:family="text">
      <style:text-properties officeooo:rsid="00217a21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6ec87" style:font-style-asian="italic" style:font-style-complex="italic"/>
    </style:style>
    <style:style style:name="T23" style:family="text">
      <style:text-properties fo:font-style="italic" officeooo:rsid="0030d65a" style:font-style-asian="italic" style:font-style-complex="italic"/>
    </style:style>
    <style:style style:name="T24" style:family="text">
      <style:text-properties fo:font-style="italic" officeooo:rsid="0031da59" style:font-style-asian="italic" style:font-style-complex="italic"/>
    </style:style>
    <style:style style:name="T25" style:family="text">
      <style:text-properties officeooo:rsid="002502b2"/>
    </style:style>
    <style:style style:name="T26" style:family="text">
      <style:text-properties fo:language="en" fo:country="US" fo:font-style="italic" style:font-style-asian="italic" style:font-style-complex="italic"/>
    </style:style>
    <style:style style:name="T27" style:family="text">
      <style:text-properties style:font-name="Times" fo:font-style="italic" officeooo:rsid="0030d65a" style:font-style-asian="italic" style:font-style-complex="italic"/>
    </style:style>
    <style:style style:name="T28" style:family="text">
      <style:text-properties style:text-position="0% 100%"/>
    </style:style>
    <style:style style:name="T29" style:family="text">
      <style:text-properties officeooo:rsid="00292610"/>
    </style:style>
    <style:style style:name="T30" style:family="text">
      <style:text-properties officeooo:rsid="0029375a"/>
    </style:style>
    <style:style style:name="T31" style:family="text">
      <style:text-properties officeooo:rsid="0030d65a"/>
    </style:style>
    <style:style style:name="T32" style:family="text">
      <style:text-properties officeooo:rsid="0031da59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span text:style-name="T29">Описание Калибратор </text:span><text:span text:style-name="T30">ТЦСМ проверка </text:span><text:span text:style-name="T29"><text:s/>до 100 бар, погрешность </text:span><text:span text:style-name="T10">±</text:span><text:span text:style-name="T17">0,04 от ВПИ + 0,01% от измеренной величины. Погрешность по току: </text:span><text:span text:style-name="T10">±</text:span><text:span text:style-name="T17">4 мкА.</text:span></text:p>
      <text:p text:style-name="P40">Поверка до 17.08.2013 года.<text:span text:style-name="T30">суммарная погршеность: для 4 Мпа = 0,10% для 1 Мпа 0,45%</text:span></text:p>
      <text:p text:style-name="P39">КонецОписание<draw:frame draw:style-name="fr1" draw:name="Врезка2" text:anchor-type="char" svg:x="15.799cm" svg:y="1cm" svg:width="12.801cm" svg:height="19.001cm" draw:z-index="1"><draw:text-box><text:p text:style-name="P79">Р О С С Т А Н Д А Р Т</text:p><text:p text:style-name="P14">Федеральное бюджетное учреждение </text:p><text:p text:style-name="P14">«Государственный региональный центр стандартизации, метрологии и испытаний </text:p><text:p text:style-name="P14">в Тюменской области, Ханты-Мансийском автономном округе-Югра, </text:p><text:p text:style-name="P28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2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30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2"/></table:table-cell><table:covered-table-cell/><table:table-cell table:style-name="Таблица3.A1" table:number-columns-spanned="2" office:value-type="string"><text:p text:style-name="P29"/></table:table-cell><table:covered-table-cell/></table:table-row><table:table-row table:style-name="Таблица3.2"><table:table-cell table:style-name="Таблица3.A1" table:number-columns-spanned="14" office:value-type="string"><text:p text:style-name="P75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74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56">“</text:p></table:table-cell><table:table-cell table:style-name="Таблица3.G4" table:number-columns-spanned="2" office:value-type="string"><text:p text:style-name="P54">d1s_y</text:p></table:table-cell><table:covered-table-cell/><table:table-cell table:style-name="Таблица3.F4" office:value-type="string"><text:p text:style-name="P55">”</text:p></table:table-cell><table:table-cell table:style-name="Таблица3.G4" table:number-columns-spanned="2" office:value-type="string"><text:p text:style-name="P53">month</text:p></table:table-cell><table:covered-table-cell/><table:table-cell table:style-name="Таблица3.F4" office:value-type="string"><text:p text:style-name="P51"><text:s/></text:p></table:table-cell><table:table-cell table:style-name="Таблица3.G4" office:value-type="string"><text:p text:style-name="P52">ybefore</text:p></table:table-cell><table:table-cell table:style-name="Таблица3.F4" office:value-type="string"><text:p text:style-name="P55">г.</text:p></table:table-cell></table:table-row><table:table-row table:style-name="Таблица3.5"><table:table-cell table:style-name="Таблица3.A5" table:number-columns-spanned="2" office:value-type="string"><text:p text:style-name="P71"/></table:table-cell><table:covered-table-cell/><table:table-cell table:style-name="Таблица3.F4" table:number-columns-spanned="12" office:value-type="string"><text:p text:style-name="P65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70">Средство измерений</text:p></table:table-cell><table:covered-table-cell/><table:table-cell table:style-name="Таблица3.G4" table:number-columns-spanned="12" office:value-type="string"><text:p text:style-name="P57">преобразователь <text:span text:style-name="T25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76"/></table:table-cell><table:covered-table-cell/><table:table-cell table:style-name="Таблица3.C7" table:number-columns-spanned="12" office:value-type="string"><text:p text:style-name="P68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58"><text:span text:style-name="T25">pribor range_min </text:span><text:span text:style-name="T9">… range_max unit </text:span><text:span text:style-name="T13">Iвых 4...</text:span><text:span text:style-name="T6">20 мА 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68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66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67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70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63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70">,</text:p></table:table-cell></table:table-row><table:table-row table:style-name="Таблица3.13"><table:table-cell table:style-name="Таблица3.A5" office:value-type="string"><text:p text:style-name="P70">заявитель</text:p></table:table-cell><table:table-cell table:style-name="Таблица3.G4" table:number-columns-spanned="13" office:value-type="string"><text:p text:style-name="P73"><text:span text:style-name="T25">owner</text:span> 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76"/></table:table-cell><table:table-cell table:style-name="Таблица3.F4" table:number-columns-spanned="13" office:value-type="string"><text:p text:style-name="P68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5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68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70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63">metodika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76"/></table:table-cell><table:covered-table-cell/><table:covered-table-cell/><table:covered-table-cell/><table:table-cell table:style-name="Таблица3.C7" table:number-columns-spanned="10" office:value-type="string"><text:p text:style-name="P67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5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67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5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70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57">калибратор <text:span text:style-name="T25">MC5-R-IS</text:span> <text:span text:style-name="T25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76"/></table:table-cell><table:covered-table-cell/><table:covered-table-cell/><table:covered-table-cell/><table:table-cell table:style-name="Таблица3.C7" table:number-columns-spanned="10" office:value-type="string"><text:p text:style-name="P67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60"><text:span text:style-name="T5">зав. №</text:span><text:span text:style-name="T25">20075192</text:span><text:span text:style-name="T5"> погрешность </text:span><text:span text:style-name="T7">±</text:span><text:span text:style-name="T9">(</text:span><text:span text:style-name="T7">0,04</text:span><text:span text:style-name="T14">% </text:span><text:span text:style-name="T16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67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5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70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61"><text:span text:style-name="T19">t воздуха = </text:span><text:span text:style-name="T25">vosduh</text:span><text:span text:style-name="T19"> </text:span><text:span text:style-name="T8">º</text:span><text:span text:style-name="T15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59"/></table:table-cell><table:covered-table-cell/><table:covered-table-cell/><table:table-cell table:style-name="Таблица3.G4" table:number-columns-spanned="4" office:value-type="string"><text:p text:style-name="P59"/></table:table-cell><table:covered-table-cell/><table:covered-table-cell/><table:covered-table-cell/><table:table-cell table:style-name="Таблица3.G4" table:number-columns-spanned="7" office:value-type="string"><text:p text:style-name="P72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62">атм. давление <text:span text:style-name="T25">atm</text:span> кПа; влажность <text:span text:style-name="T25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67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69">и на основании результатов первичной (<text:span text:style-name="T20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50"/><text:p text:style-name="P2">Знак поверки</text:p><text:p text:style-name="P16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9"/></table:table-cell><table:table-cell table:style-name="Таблица4.A1" office:value-type="string"><text:p text:style-name="P8">Е. В. Демченко</text:p></table:table-cell></table:table-row><table:table-row table:style-name="Таблица4.2"><table:table-cell table:style-name="Таблица4.A2" office:value-type="string"><text:p text:style-name="P20">должность руководителя подразделения</text:p></table:table-cell><table:table-cell table:style-name="Таблица4.B1" office:value-type="string"><text:p text:style-name="P19"/></table:table-cell><table:table-cell table:style-name="Таблица4.A2" office:value-type="string"><text:p text:style-name="P20">подпись</text:p></table:table-cell><table:table-cell table:style-name="Таблица4.B1" office:value-type="string"><text:p text:style-name="P21"/></table:table-cell><table:table-cell table:style-name="Таблица4.A2" office:value-type="string"><text:p text:style-name="P20">инициалы, фамилия</text:p></table:table-cell></table:table-row><table:table-row table:style-name="Таблица4.3"><table:table-cell table:style-name="Таблица4.B1" office:value-type="string"><text:p text:style-name="P15">TrustNo</text:p></table:table-cell><table:table-cell table:style-name="Таблица4.B1" office:value-type="string"><text:p text:style-name="P13"/></table:table-cell><table:table-cell table:style-name="Таблица4.B1" office:value-type="string"><text:p text:style-name="P23"/></table:table-cell><table:table-cell table:style-name="Таблица4.B1" office:value-type="string"><text:p text:style-name="P23"/></table:table-cell><table:table-cell table:style-name="Таблица4.B1" office:value-type="string"><text:p text:style-name="P23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10">pover</text:p></table:table-cell></table:table-row><table:table-row table:style-name="Таблица4.5"><table:table-cell table:style-name="Таблица4.B1" office:value-type="string"><text:p text:style-name="P13"/></table:table-cell><table:table-cell table:style-name="Таблица4.B1" office:value-type="string"><text:p text:style-name="P17"/></table:table-cell><table:table-cell table:style-name="Таблица4.A2" office:value-type="string"><text:p text:style-name="P20">подпись</text:p></table:table-cell><table:table-cell table:style-name="Таблица4.B1" office:value-type="string"><text:p text:style-name="P22"/></table:table-cell><table:table-cell table:style-name="Таблица4.A2" office:value-type="string"><text:p text:style-name="P20">инициалы, фамилия</text:p></table:table-cell></table:table-row></table:table><text:p text:style-name="P31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44">“</text:p></table:table-cell><table:table-cell table:style-name="Таблица5.B1" office:value-type="string"><text:p text:style-name="P48">d1s_y</text:p></table:table-cell><table:table-cell table:style-name="Таблица5.A1" office:value-type="string"><text:p text:style-name="P43">”</text:p></table:table-cell><table:table-cell table:style-name="Таблица5.B1" office:value-type="string"><text:p text:style-name="P47">month</text:p></table:table-cell><table:table-cell table:style-name="Таблица5.A1" office:value-type="string"><text:p text:style-name="P43"/></table:table-cell><table:table-cell table:style-name="Таблица5.B1" office:value-type="string"><text:p text:style-name="P45">ywhen</text:p></table:table-cell><table:table-cell table:style-name="Таблица5.A1" office:value-type="string"><text:p text:style-name="P43">г.</text:p></table:table-cell></table:table-row></table:table><text:p text:style-name="Standard"/></draw:text-box></draw:frame><draw:frame draw:style-name="fr1" draw:name="Врезка3" text:anchor-type="char" svg:x="15.799cm" svg:y="1cm" svg:width="12.801cm" svg:height="19.001cm" draw:z-index="2"><draw:text-box><text:p text:style-name="P79">Р О С С Т А Н Д А Р Т</text:p><text:p text:style-name="P14">Федеральное бюджетное учреждение </text:p><text:p text:style-name="P14">«Государственный региональный центр стандартизации, метрологии и испытаний </text:p><text:p text:style-name="P14">в Тюменской области, Ханты-Мансийском автономном округе-Югра, </text:p><text:p text:style-name="P28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32"/><table:table table:name="Таблица8" table:style-name="Таблица8"><table:table-column table:style-name="Таблица8.A"/><table:table-column table:style-name="Таблица8.B"/><table:table-column table:style-name="Таблица8.C"/><table:table-column table:style-name="Таблица8.D"/><table:table-column table:style-name="Таблица8.E"/><table:table-column table:style-name="Таблица8.F"/><table:table-column table:style-name="Таблица8.G"/><table:table-column table:style-name="Таблица8.H"/><table:table-column table:style-name="Таблица8.I"/><table:table-column table:style-name="Таблица8.J"/><table:table-column table:style-name="Таблица8.K"/><table:table-column table:style-name="Таблица8.L"/><table:table-column table:style-name="Таблица8.M"/><table:table-column table:style-name="Таблица8.N"/><table:table-row table:style-name="Таблица8.1"><table:table-cell table:style-name="Таблица8.A1" table:number-columns-spanned="10" office:value-type="string"><text:p text:style-name="P30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8.K1" table:number-columns-spanned="2" office:value-type="string"><text:p text:style-name="P12"/></table:table-cell><table:covered-table-cell/><table:table-cell table:style-name="Таблица8.A1" table:number-columns-spanned="2" office:value-type="string"><text:p text:style-name="P29"/></table:table-cell><table:covered-table-cell/></table:table-row><table:table-row table:style-name="Таблица8.2"><table:table-cell table:style-name="Таблица8.A1" table:number-columns-spanned="14" office:value-type="string"><text:p text:style-name="P75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"><table:table-cell table:style-name="Таблица8.A1" table:number-columns-spanned="14" office:value-type="string"><text:p text:style-name="P74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4"><table:table-cell table:style-name="Таблица8.A4" table:number-columns-spanned="5" office:value-type="string"><text:p text:style-name="P2"/></table:table-cell><table:covered-table-cell/><table:covered-table-cell/><table:covered-table-cell/><table:covered-table-cell/><table:table-cell table:style-name="Таблица8.F4" office:value-type="string"><text:p text:style-name="P56">“</text:p></table:table-cell><table:table-cell table:style-name="Таблица8.G4" table:number-columns-spanned="2" office:value-type="string"><text:p text:style-name="P54">d1s_y</text:p></table:table-cell><table:covered-table-cell/><table:table-cell table:style-name="Таблица8.F4" office:value-type="string"><text:p text:style-name="P55">”</text:p></table:table-cell><table:table-cell table:style-name="Таблица8.G4" table:number-columns-spanned="2" office:value-type="string"><text:p text:style-name="P53">month</text:p></table:table-cell><table:covered-table-cell/><table:table-cell table:style-name="Таблица8.F4" office:value-type="string"><text:p text:style-name="P51"><text:s/></text:p></table:table-cell><table:table-cell table:style-name="Таблица8.G4" office:value-type="string"><text:p text:style-name="P52">ybefore</text:p></table:table-cell><table:table-cell table:style-name="Таблица8.F4" office:value-type="string"><text:p text:style-name="P55">г.</text:p></table:table-cell></table:table-row><table:table-row table:style-name="Таблица8.5"><table:table-cell table:style-name="Таблица8.A5" table:number-columns-spanned="2" office:value-type="string"><text:p text:style-name="P71"/></table:table-cell><table:covered-table-cell/><table:table-cell table:style-name="Таблица8.F4" table:number-columns-spanned="12" office:value-type="string"><text:p text:style-name="P65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6"><table:table-cell table:style-name="Таблица8.A5" table:number-columns-spanned="2" office:value-type="string"><text:p text:style-name="P70">Средство измерений</text:p></table:table-cell><table:covered-table-cell/><table:table-cell table:style-name="Таблица8.G4" table:number-columns-spanned="12" office:value-type="string"><text:p text:style-name="P57">преобразователь <text:span text:style-name="T25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7"><table:table-cell table:style-name="Таблица8.F4" table:number-columns-spanned="2" office:value-type="string"><text:p text:style-name="P76"/></table:table-cell><table:covered-table-cell/><table:table-cell table:style-name="Таблица8.C7" table:number-columns-spanned="12" office:value-type="string"><text:p text:style-name="P68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8"><table:table-cell table:style-name="Таблица8.G4" table:number-columns-spanned="14" office:value-type="string"><text:p text:style-name="P58"><text:span text:style-name="T25">pribor </text:span><text:span text:style-name="T31">( </text:span><text:span text:style-name="T32">srange_min</text:span><text:span text:style-name="T25"> </text:span><text:span text:style-name="T31">-</text:span><text:span text:style-name="T9"> </text:span><text:span text:style-name="T12">srange_max</text:span><text:span text:style-name="T11">)</text:span><text:span text:style-name="T9"> unit <text:s text:c="2"/></text:span><text:span text:style-name="T13">Iвых </text:span><text:span text:style-name="T18">(</text:span><text:span text:style-name="T13">4</text:span><text:span text:style-name="T18">-</text:span><text:span text:style-name="T6">20</text:span><text:span text:style-name="T11">)</text:span><text:span text:style-name="T6"> мА <text:s text:c="2"/>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9"><table:table-cell table:style-name="Таблица8.F4" table:number-columns-spanned="14" office:value-type="string"><text:p text:style-name="P68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0"><table:table-cell table:style-name="Таблица8.G4" table:number-columns-spanned="14" office:value-type="string"><text:p text:style-name="P66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1"><table:table-cell table:style-name="Таблица8.F4" table:number-columns-spanned="14" office:value-type="string"><text:p text:style-name="P67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2"><table:table-cell table:style-name="Таблица8.A5" table:number-columns-spanned="4" office:value-type="string"><text:p text:style-name="P70">заводской номер (номера)</text:p></table:table-cell><table:covered-table-cell/><table:covered-table-cell/><table:covered-table-cell/><table:table-cell table:style-name="Таблица8.G4" table:number-columns-spanned="9" office:value-type="string"><text:p text:style-name="P63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8.F4" office:value-type="string"><text:p text:style-name="P70">,</text:p></table:table-cell></table:table-row><table:table-row table:style-name="Таблица8.13"><table:table-cell table:style-name="Таблица8.A5" office:value-type="string"><text:p text:style-name="P70">заявитель</text:p></table:table-cell><table:table-cell table:style-name="Таблица8.G4" table:number-columns-spanned="13" office:value-type="string"><text:p text:style-name="P81">owner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4"><table:table-cell table:style-name="Таблица8.F4" office:value-type="string"><text:p text:style-name="P76"/></table:table-cell><table:table-cell table:style-name="Таблица8.F4" table:number-columns-spanned="13" office:value-type="string"><text:p text:style-name="P68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5"><table:table-cell table:style-name="Таблица8.G4" table:number-columns-spanned="14" office:value-type="string"><text:p text:style-name="P82">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6"><table:table-cell table:style-name="Таблица8.F4" table:number-columns-spanned="14" office:value-type="string"><text:p text:style-name="P68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7"><table:table-cell table:style-name="Таблица8.A5" table:number-columns-spanned="4" office:value-type="string"><text:p text:style-name="P70">поверено в соответствии с</text:p></table:table-cell><table:covered-table-cell/><table:covered-table-cell/><table:covered-table-cell/><table:table-cell table:style-name="Таблица8.G4" table:number-columns-spanned="10" office:value-type="string"><text:p text:style-name="P64"><text:bookmark-start text:name="__DdeLink__4458_44707404"/>metodika1<text:bookmark-end text:name="__DdeLink__4458_44707404"/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8"><table:table-cell table:style-name="Таблица8.F4" table:number-columns-spanned="4" office:value-type="string"><text:p text:style-name="P76"/></table:table-cell><table:covered-table-cell/><table:covered-table-cell/><table:covered-table-cell/><table:table-cell table:style-name="Таблица8.C7" table:number-columns-spanned="10" office:value-type="string"><text:p text:style-name="P67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19"><table:table-cell table:style-name="Таблица8.G4" table:number-columns-spanned="14" office:value-type="string"><text:p text:style-name="P64">metodika2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0"><table:table-cell table:style-name="Таблица8.F4" table:number-columns-spanned="14" office:value-type="string"><text:p text:style-name="P67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1"><table:table-cell table:style-name="Таблица8.A21" table:number-columns-spanned="14" office:value-type="string"><text:p text:style-name="P64">metodika3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2"><table:table-cell table:style-name="Таблица8.A22" table:number-columns-spanned="4" office:value-type="string"><text:p text:style-name="P70">с применением эталонов:</text:p></table:table-cell><table:covered-table-cell/><table:covered-table-cell/><table:covered-table-cell/><table:table-cell table:style-name="Таблица8.E22" table:number-columns-spanned="10" office:value-type="string"><text:p text:style-name="P57">калибратор <text:span text:style-name="T25">MC5-R-IS</text:span> <text:span text:style-name="T25">в комплекте EXT100-I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3"><table:table-cell table:style-name="Таблица8.F4" table:number-columns-spanned="4" office:value-type="string"><text:p text:style-name="P76"/></table:table-cell><table:covered-table-cell/><table:covered-table-cell/><table:covered-table-cell/><table:table-cell table:style-name="Таблица8.C7" table:number-columns-spanned="10" office:value-type="string"><text:p text:style-name="P67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4"><table:table-cell table:style-name="Таблица8.G4" table:number-columns-spanned="14" office:value-type="string"><text:p text:style-name="P60"><text:span text:style-name="T5">зав. №</text:span><text:span text:style-name="T25">20075192</text:span><text:span text:style-name="T5"> погрешность </text:span><text:span text:style-name="T7">±</text:span><text:span text:style-name="T9">(</text:span><text:span text:style-name="T7">0,04</text:span><text:span text:style-name="T14">% </text:span><text:span text:style-name="T16">от показаний + 0,01% от ВПИ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5"><table:table-cell table:style-name="Таблица8.F4" table:number-columns-spanned="14" office:value-type="string"><text:p text:style-name="P67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6"><table:table-cell table:style-name="Таблица8.G4" table:number-columns-spanned="14" office:value-type="string"><text:p text:style-name="P5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27"><table:table-cell table:style-name="Таблица8.A27" table:number-columns-spanned="7" office:value-type="string"><text:p text:style-name="P70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8.G4" table:number-columns-spanned="7" office:value-type="string"><text:p text:style-name="P61"><text:span text:style-name="T31">температура</text:span><text:span text:style-name="T19"> <text:s/></text:span><text:span text:style-name="T25">vosduh</text:span><text:span text:style-name="T19"> </text:span><text:span text:style-name="T8">º</text:span><text:span text:style-name="T15">C</text:span></text:p></table:table-cell><table:covered-table-cell/><table:covered-table-cell/><table:covered-table-cell/><table:covered-table-cell/><table:covered-table-cell/><table:covered-table-cell/></table:table-row><table:table-row table:style-name="Таблица8.28"><table:table-cell table:style-name="Таблица8.G4" table:number-columns-spanned="3" office:value-type="string"><text:p text:style-name="P59"/></table:table-cell><table:covered-table-cell/><table:covered-table-cell/><table:table-cell table:style-name="Таблица8.G4" table:number-columns-spanned="4" office:value-type="string"><text:p text:style-name="P59"/></table:table-cell><table:covered-table-cell/><table:covered-table-cell/><table:covered-table-cell/><table:table-cell table:style-name="Таблица8.G4" table:number-columns-spanned="7" office:value-type="string"><text:p text:style-name="P72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8.29"><table:table-cell table:style-name="Таблица8.G4" table:number-columns-spanned="14" office:value-type="string"><text:p text:style-name="P62">атм. давление <text:span text:style-name="T25">atm</text:span> кПа; <text:s/>влажность <text:span text:style-name="T25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0"><table:table-cell table:style-name="Таблица8.F4" table:number-columns-spanned="14" office:value-type="string"><text:p text:style-name="P67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8.31"><table:table-cell table:style-name="Таблица8.F4" table:number-columns-spanned="14" office:value-type="string"><text:p text:style-name="P69">и на основании результатов первичной (<text:span text:style-name="T20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50"/><text:p text:style-name="P2">Знак поверки</text:p><text:p text:style-name="P16"/><table:table table:name="Таблица9" table:style-name="Таблица9"><table:table-column table:style-name="Таблица9.A"/><table:table-column table:style-name="Таблица9.B"/><table:table-column table:style-name="Таблица9.C"/><table:table-column table:style-name="Таблица9.B"/><table:table-column table:style-name="Таблица9.E"/><table:table-row table:style-name="Таблица9.1"><table:table-cell table:style-name="Таблица9.A1" office:value-type="string"><text:p text:style-name="P7">Начальник отдела</text:p></table:table-cell><table:table-cell table:style-name="Таблица9.B1" office:value-type="string"><text:p text:style-name="P4"/></table:table-cell><table:table-cell table:style-name="Таблица9.A1" office:value-type="string"><text:p text:style-name="P6"/></table:table-cell><table:table-cell table:style-name="Таблица9.B1" office:value-type="string"><text:p text:style-name="P9"/></table:table-cell><table:table-cell table:style-name="Таблица9.A1" office:value-type="string"><text:p text:style-name="P11">pover</text:p></table:table-cell></table:table-row><table:table-row table:style-name="Таблица9.2"><table:table-cell table:style-name="Таблица9.A2" office:value-type="string"><text:p text:style-name="P20">должность руководителя подразделения</text:p></table:table-cell><table:table-cell table:style-name="Таблица9.B1" office:value-type="string"><text:p text:style-name="P19"/></table:table-cell><table:table-cell table:style-name="Таблица9.A2" office:value-type="string"><text:p text:style-name="P20">подпись</text:p></table:table-cell><table:table-cell table:style-name="Таблица9.B1" office:value-type="string"><text:p text:style-name="P21"/></table:table-cell><table:table-cell table:style-name="Таблица9.A2" office:value-type="string"><text:p text:style-name="P20">инициалы, фамилия</text:p></table:table-cell></table:table-row><table:table-row table:style-name="Таблица9.3"><table:table-cell table:style-name="Таблица9.B1" office:value-type="string"><text:p text:style-name="P15">TrustNo</text:p></table:table-cell><table:table-cell table:style-name="Таблица9.B1" office:value-type="string"><text:p text:style-name="P13"/></table:table-cell><table:table-cell table:style-name="Таблица9.B1" office:value-type="string"><text:p text:style-name="P23"/></table:table-cell><table:table-cell table:style-name="Таблица9.B1" office:value-type="string"><text:p text:style-name="P23"/></table:table-cell><table:table-cell table:style-name="Таблица9.B1" office:value-type="string"><text:p text:style-name="P23"/></table:table-cell></table:table-row><table:table-row table:style-name="Таблица9.4"><table:table-cell table:style-name="Таблица9.B1" office:value-type="string"><text:p text:style-name="P2">Поверитель</text:p></table:table-cell><table:table-cell table:style-name="Таблица9.B1" office:value-type="string"><text:p text:style-name="P4"/></table:table-cell><table:table-cell table:style-name="Таблица9.A1" office:value-type="string"><text:p text:style-name="P6"/></table:table-cell><table:table-cell table:style-name="Таблица9.B1" office:value-type="string"><text:p text:style-name="P6"/></table:table-cell><table:table-cell table:style-name="Таблица9.A1" office:value-type="string"><text:p text:style-name="P10">pover</text:p></table:table-cell></table:table-row><table:table-row table:style-name="Таблица9.5"><table:table-cell table:style-name="Таблица9.B1" office:value-type="string"><text:p text:style-name="P13"/></table:table-cell><table:table-cell table:style-name="Таблица9.B1" office:value-type="string"><text:p text:style-name="P17"/></table:table-cell><table:table-cell table:style-name="Таблица9.A2" office:value-type="string"><text:p text:style-name="P20">подпись</text:p></table:table-cell><table:table-cell table:style-name="Таблица9.B1" office:value-type="string"><text:p text:style-name="P22"/></table:table-cell><table:table-cell table:style-name="Таблица9.A2" office:value-type="string"><text:p text:style-name="P20">инициалы, фамилия</text:p></table:table-cell></table:table-row></table:table><text:p text:style-name="P31"/><table:table table:name="Таблица10" table:style-name="Таблица10"><table:table-column table:style-name="Таблица10.A"/><table:table-column table:style-name="Таблица10.B"/><table:table-column table:style-name="Таблица10.C"/><table:table-column table:style-name="Таблица10.D"/><table:table-column table:style-name="Таблица10.E"/><table:table-column table:style-name="Таблица10.F"/><table:table-column table:style-name="Таблица10.G"/><table:table-row table:style-name="Таблица10.1"><table:table-cell table:style-name="Таблица10.A1" office:value-type="string"><text:p text:style-name="P44">“</text:p></table:table-cell><table:table-cell table:style-name="Таблица10.B1" office:value-type="string"><text:p text:style-name="P48">d1s_y</text:p></table:table-cell><table:table-cell table:style-name="Таблица10.A1" office:value-type="string"><text:p text:style-name="P43">”</text:p></table:table-cell><table:table-cell table:style-name="Таблица10.B1" office:value-type="string"><text:p text:style-name="P47">month</text:p></table:table-cell><table:table-cell table:style-name="Таблица10.A1" office:value-type="string"><text:p text:style-name="P43"/></table:table-cell><table:table-cell table:style-name="Таблица10.B1" office:value-type="string"><text:p text:style-name="P45">ywhen</text:p></table:table-cell><table:table-cell table:style-name="Таблица10.A1" office:value-type="string"><text:p text:style-name="P43">г.</text:p></table:table-cell></table:table-row></table:table><text:p text:style-name="Standard"/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><draw:frame draw:style-name="fr1" draw:name="Врезка1" text:anchor-type="char" svg:x="1cm" svg:y="1cm" svg:width="12.801cm" svg:height="19.001cm" draw:z-index="0"><draw:text-box><text:h text:style-name="P83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42"><text:tab/><text:tab/></text:p><text:p text:style-name="P42"/><text:p text:style-name="P42"/><text:p text:style-name="P42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10">pover</text:p></table:table-cell></table:table-row><table:table-row table:style-name="Таблица1.1"><table:table-cell table:style-name="Таблица1.A1" office:value-type="string"><text:p text:style-name="P13"/></table:table-cell><table:table-cell table:style-name="Таблица1.A1" office:value-type="string"><text:p text:style-name="P17"/></table:table-cell><table:table-cell table:style-name="Таблица1.C2" office:value-type="string"><text:p text:style-name="P20">подпись</text:p></table:table-cell><table:table-cell table:style-name="Таблица1.A1" office:value-type="string"><text:p text:style-name="P22"/></table:table-cell><table:table-cell table:style-name="Таблица1.C2" office:value-type="string"><text:p text:style-name="P20">инициалы, фамилия</text:p></table:table-cell></table:table-row></table:table><text:p text:style-name="Standard"/><text:p text:style-name="P24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44">“</text:p></table:table-cell><table:table-cell table:style-name="Таблица2.B1" office:value-type="string"><text:p text:style-name="P48">d1s_y</text:p></table:table-cell><table:table-cell table:style-name="Таблица2.A1" office:value-type="string"><text:p text:style-name="P43">”</text:p></table:table-cell><table:table-cell table:style-name="Таблица2.B1" office:value-type="string"><text:p text:style-name="P47">month</text:p></table:table-cell><table:table-cell table:style-name="Таблица2.A1" office:value-type="string"><text:p text:style-name="P43"/></table:table-cell><table:table-cell table:style-name="Таблица2.B1" office:value-type="string"><text:p text:style-name="P46">ywhen</text:p></table:table-cell><table:table-cell table:style-name="Таблица2.A1" office:value-type="string"><text:p text:style-name="P43">г.</text:p></table:table-cell></table:table-row></table:table><text:p text:style-name="P1"/><text:p text:style-name="P18"/><text:p text:style-name="P18"/><text:p text:style-name="P25">ФБУ «Тюменский ЦСМ» осуществляет деятельность по поверке средств измерений.</text:p><text:p text:style-name="P49">Аттестат аккредитации № 006 действителен до 31.12.2015 г.</text:p><text:p text:style-name="P25">625027, г. Тюмень, ул. Минская, д. 88. Тел. (3452) 20-62-95, факс 28-00-84, 20-45-23.</text:p><text:p text:style-name="P25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6"/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1">Протокол №____________</text:p>
      <text:p text:style-name="P33">поверки преобразователя давления<text:tab/></text:p>
      <text:p text:style-name="P33"><text:tab/><text:tab/></text:p>
      <text:p text:style-name="P36"><text:tab/>Тип:<text:tab/><text:tab/><text:tab/><text:span text:style-name="T21">pribor</text:span></text:p>
      <text:p text:style-name="P36"><text:tab/>Заводской №<text:tab/><text:tab/><text:span text:style-name="T21">serial</text:span></text:p>
      <text:p text:style-name="P34"><text:tab/>Класс точности:<text:tab/><text:span text:style-name="T21">klass</text:span></text:p>
      <text:p text:style-name="P36"><text:tab/>Пределы измерения: <text:span text:style-name="T31">( </text:span><text:span text:style-name="T24">srange_min</text:span><text:span text:style-name="T21"> </text:span><text:span text:style-name="T27">-</text:span><text:span text:style-name="T21"> </text:span><text:span text:style-name="T24">srange_max</text:span><text:span text:style-name="T23">)</text:span><text:span text:style-name="T21"> unit</text:span></text:p>
      <text:p text:style-name="P36"><text:tab/>Принадлежит: <text:tab/><text:span text:style-name="T21">owner</text:span></text:p>
      <text:p text:style-name="P33"><text:tab/><text:tab/><text:tab/><text:tab/><text:tab/><text:tab/><text:tab/><text:tab/><text:tab/><text:tab/><text:tab/><text:tab/>Результаты измерений</text:p>
      <text:p text:style-name="P36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column table:style-name="Таблица6.G"/>
        <table:table-row>
          <table:table-cell table:style-name="Таблица6.A1" table:number-rows-spanned="2" office:value-type="string">
            <text:p text:style-name="P35">Поверяемое значение измеряемой величины, <text:span text:style-name="T28">unit</text:span></text:p>
          </table:table-cell>
          <table:table-cell table:style-name="Таблица6.A1" table:number-rows-spanned="2" office:value-type="string">
            <text:p text:style-name="P35">Расчетное значение выходного сигнала, мА</text:p>
          </table:table-cell>
          <table:table-cell table:style-name="Таблица6.A1" table:number-columns-spanned="2" office:value-type="string">
            <text:p text:style-name="P35">Действительное значение выходного сигнала</text:p>
          </table:table-cell>
          <table:covered-table-cell/>
          <table:table-cell table:style-name="Таблица6.A1" table:number-columns-spanned="2" office:value-type="string">
            <text:p text:style-name="P35">Погрешность, %</text:p>
          </table:table-cell>
          <table:covered-table-cell/>
          <table:table-cell table:style-name="Таблица6.G1" table:number-rows-spanned="2" office:value-type="string">
            <text:p text:style-name="P35">Вариация, %</text:p>
          </table:table-cell>
        </table:table-row>
        <table:table-row>
          <table:covered-table-cell/>
          <table:covered-table-cell/>
          <table:table-cell table:style-name="Таблица6.F8" office:value-type="string">
            <text:p text:style-name="P77">Прямой ход</text:p>
          </table:table-cell>
          <table:table-cell table:style-name="Таблица6.D2" office:value-type="string">
            <text:p text:style-name="P77">Обратный ход</text:p>
          </table:table-cell>
          <table:table-cell table:style-name="Таблица6.F8" office:value-type="string">
            <text:p text:style-name="P77">Прямой ход</text:p>
          </table:table-cell>
          <table:table-cell table:style-name="Таблица6.F8" office:value-type="string">
            <text:p text:style-name="P77">Обратный ход</text:p>
          </table:table-cell>
          <table:covered-table-cell/>
        </table:table-row>
        <table:table-row>
          <table:table-cell table:style-name="Таблица6.D2" office:value-type="string">
            <text:p text:style-name="P35">tabl11</text:p>
          </table:table-cell>
          <table:table-cell table:style-name="Таблица6.D2" office:value-type="string">
            <text:p text:style-name="P35">tabl12</text:p>
          </table:table-cell>
          <table:table-cell table:style-name="Таблица6.F8" office:value-type="string">
            <text:p text:style-name="P35">tabl13</text:p>
          </table:table-cell>
          <table:table-cell table:style-name="Таблица6.D2" office:value-type="string">
            <text:p text:style-name="P35">tabl14</text:p>
          </table:table-cell>
          <table:table-cell table:style-name="Таблица6.F8" office:value-type="string">
            <text:p text:style-name="P35">tabl15</text:p>
          </table:table-cell>
          <table:table-cell table:style-name="Таблица6.F8" office:value-type="string">
            <text:p text:style-name="P35">tabl16</text:p>
          </table:table-cell>
          <table:table-cell table:style-name="Таблица6.G3" office:value-type="string">
            <text:p text:style-name="P35">tabl17</text:p>
          </table:table-cell>
        </table:table-row>
        <table:table-row>
          <table:table-cell table:style-name="Таблица6.D2" office:value-type="string">
            <text:p text:style-name="P35">tabl21</text:p>
          </table:table-cell>
          <table:table-cell table:style-name="Таблица6.D2" office:value-type="string">
            <text:p text:style-name="P35">tabl22</text:p>
          </table:table-cell>
          <table:table-cell table:style-name="Таблица6.F8" office:value-type="string">
            <text:p text:style-name="P35">tabl23</text:p>
          </table:table-cell>
          <table:table-cell table:style-name="Таблица6.D2" office:value-type="string">
            <text:p text:style-name="P35">tabl24</text:p>
          </table:table-cell>
          <table:table-cell table:style-name="Таблица6.F8" office:value-type="string">
            <text:p text:style-name="P35">tabl25</text:p>
          </table:table-cell>
          <table:table-cell table:style-name="Таблица6.F8" office:value-type="string">
            <text:p text:style-name="P35">tabl26</text:p>
          </table:table-cell>
          <table:table-cell table:style-name="Таблица6.G3" office:value-type="string">
            <text:p text:style-name="P35">tabl27</text:p>
          </table:table-cell>
        </table:table-row>
        <table:table-row>
          <table:table-cell table:style-name="Таблица6.D2" office:value-type="string">
            <text:p text:style-name="P35">tabl31</text:p>
          </table:table-cell>
          <table:table-cell table:style-name="Таблица6.D2" office:value-type="string">
            <text:p text:style-name="P35">tabl32</text:p>
          </table:table-cell>
          <table:table-cell table:style-name="Таблица6.F8" office:value-type="string">
            <text:p text:style-name="P35">tabl33</text:p>
          </table:table-cell>
          <table:table-cell table:style-name="Таблица6.D2" office:value-type="string">
            <text:p text:style-name="P35">tabl34</text:p>
          </table:table-cell>
          <table:table-cell table:style-name="Таблица6.F8" office:value-type="string">
            <text:p text:style-name="P35">tabl35</text:p>
          </table:table-cell>
          <table:table-cell table:style-name="Таблица6.F8" office:value-type="string">
            <text:p text:style-name="P35">tabl36</text:p>
          </table:table-cell>
          <table:table-cell table:style-name="Таблица6.G3" office:value-type="string">
            <text:p text:style-name="P35">tabl37</text:p>
          </table:table-cell>
        </table:table-row>
        <table:table-row>
          <table:table-cell table:style-name="Таблица6.D2" office:value-type="string">
            <text:p text:style-name="P35">tabl41</text:p>
          </table:table-cell>
          <table:table-cell table:style-name="Таблица6.D2" office:value-type="string">
            <text:p text:style-name="P35">tabl42</text:p>
          </table:table-cell>
          <table:table-cell table:style-name="Таблица6.F8" office:value-type="string">
            <text:p text:style-name="P35">tabl43</text:p>
          </table:table-cell>
          <table:table-cell table:style-name="Таблица6.D2" office:value-type="string">
            <text:p text:style-name="P35">tabl44</text:p>
          </table:table-cell>
          <table:table-cell table:style-name="Таблица6.F8" office:value-type="string">
            <text:p text:style-name="P35">tabl45</text:p>
          </table:table-cell>
          <table:table-cell table:style-name="Таблица6.F8" office:value-type="string">
            <text:p text:style-name="P35">tabl46</text:p>
          </table:table-cell>
          <table:table-cell table:style-name="Таблица6.G3" office:value-type="string">
            <text:p text:style-name="P35">tabl47</text:p>
          </table:table-cell>
        </table:table-row>
        <table:table-row>
          <table:table-cell table:style-name="Таблица6.D2" office:value-type="string">
            <text:p text:style-name="P35">tabl51</text:p>
          </table:table-cell>
          <table:table-cell table:style-name="Таблица6.D2" office:value-type="string">
            <text:p text:style-name="P35">tabl52</text:p>
          </table:table-cell>
          <table:table-cell table:style-name="Таблица6.F8" office:value-type="string">
            <text:p text:style-name="P35">tabl53</text:p>
          </table:table-cell>
          <table:table-cell table:style-name="Таблица6.D2" office:value-type="string">
            <text:p text:style-name="P35">tabl54</text:p>
          </table:table-cell>
          <table:table-cell table:style-name="Таблица6.F8" office:value-type="string">
            <text:p text:style-name="P35">tabl55</text:p>
          </table:table-cell>
          <table:table-cell table:style-name="Таблица6.F8" office:value-type="string">
            <text:p text:style-name="P35">tabl56</text:p>
          </table:table-cell>
          <table:table-cell table:style-name="Таблица6.G3" office:value-type="string">
            <text:p text:style-name="P35">tabl57</text:p>
          </table:table-cell>
        </table:table-row>
        <table:table-row>
          <table:table-cell table:style-name="Таблица6.D2" office:value-type="string">
            <text:p text:style-name="P35">tabl61</text:p>
          </table:table-cell>
          <table:table-cell table:style-name="Таблица6.D2" office:value-type="string">
            <text:p text:style-name="P35">tabl62</text:p>
          </table:table-cell>
          <table:table-cell table:style-name="Таблица6.F8" office:value-type="string">
            <text:p text:style-name="P35">tabl63</text:p>
          </table:table-cell>
          <table:table-cell table:style-name="Таблица6.D2" office:value-type="string">
            <text:p text:style-name="P35">tabl64</text:p>
          </table:table-cell>
          <table:table-cell table:style-name="Таблица6.F8" office:value-type="string">
            <text:p text:style-name="P35">tabl65</text:p>
          </table:table-cell>
          <table:table-cell table:style-name="Таблица6.F8" office:value-type="string">
            <text:p text:style-name="P35">tabl66</text:p>
          </table:table-cell>
          <table:table-cell table:style-name="Таблица6.G3" office:value-type="string">
            <text:p text:style-name="P35">tabl67</text:p>
          </table:table-cell>
        </table:table-row>
      </table:table>
      <text:p text:style-name="P36"><text:tab/><text:tab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6">Предел доп. погрешности:</text:p>
          </table:table-cell>
          <table:table-cell table:style-name="Таблица7.A1" office:value-type="string">
            <text:p text:style-name="P36">±klass%</text:p>
          </table:table-cell>
        </table:table-row>
        <table:table-row>
          <table:table-cell table:style-name="Таблица7.A1" office:value-type="string">
            <text:p text:style-name="P36">Наибольшая погрешность: </text:p>
          </table:table-cell>
          <table:table-cell table:style-name="Таблица7.A1" office:value-type="string">
            <text:p text:style-name="P78">ma-xd%</text:p>
          </table:table-cell>
        </table:table-row>
        <table:table-row>
          <table:table-cell table:style-name="Таблица7.A1" office:value-type="string">
            <text:p text:style-name="P36"/>
          </table:table-cell>
          <table:table-cell table:style-name="Таблица7.A1" office:value-type="string">
            <text:p text:style-name="P78"/>
          </table:table-cell>
        </table:table-row>
        <table:table-row>
          <table:table-cell table:style-name="Таблица7.A1" office:value-type="string">
            <text:p text:style-name="P36">Предел доп. вариации:</text:p>
          </table:table-cell>
          <table:table-cell table:style-name="Таблица7.A1" office:value-type="string">
            <text:p text:style-name="P36">klass%</text:p>
          </table:table-cell>
        </table:table-row>
        <table:table-row>
          <table:table-cell table:style-name="Таблица7.A1" office:value-type="string">
            <text:p text:style-name="P36">Наибольшая вариация:</text:p>
          </table:table-cell>
          <table:table-cell table:style-name="Таблица7.A1" office:value-type="string">
            <text:p text:style-name="P78">m-axv%</text:p>
          </table:table-cell>
        </table:table-row>
      </table:table>
      <text:p text:style-name="P36"><text:s/><text:tab/></text:p>
      <text:p text:style-name="P36"><text:tab/>Поверитель:<text:tab/>_____________ pover<text:tab/><text:tab/></text:p>
      <text:p text:style-name="P36"/>
      <text:p text:style-name="P37"><text:tab/>Дата поверки: <text:span text:style-name="T22">d1s_y</text:span><text:span text:style-name="T21"> month </text:span><text:span text:style-name="T26">ywhen</text:span><text:span text:style-name="T21"> г.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corvin </dc:creator>
    <dc:date>2013-08-26T22:17:38</dc:date>
    <meta:print-date>2012-12-27T17:19:00</meta:print-date>
    <meta:editing-cycles>84</meta:editing-cycles>
    <meta:editing-duration>PT5H3M25S</meta:editing-duration>
    <meta:generator>LibreOffice/4.0.2.2$Linux_x86 LibreOffice_project/400m0$Build-2</meta:generator>
    <meta:document-statistic meta:table-count="10" meta:image-count="0" meta:object-count="0" meta:page-count="2" meta:paragraph-count="218" meta:word-count="671" meta:character-count="4942" meta:non-whitespace-character-count="4413"/>
    <meta:user-defined meta:name="Поле 1"/>
    <meta:user-defined meta:name="Поле 2"/>
    <meta:user-defined meta:name="Поле 3"/>
    <meta:user-defined meta:name="Поле 4"/>
  </office:meta>
</office:document-meta>
</file>